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670000016776B6FBA44E11C1D7.png" manifest:media-type="image/png"/>
  <manifest:file-entry manifest:full-path="Pictures/100002010000012C0000012FDC6409F3AEB50CF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Addressee">
      <style:text-properties officeooo:rsid="0029ff07" officeooo:paragraph-rsid="0029ff07"/>
    </style:style>
    <style:style style:name="P9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0" style:family="paragraph" style:parent-style-name="Standard">
      <style:text-properties fo:font-size="2pt" officeooo:paragraph-rsid="00243bb5" style:font-size-asian="1.75pt" style:font-size-complex="2pt"/>
    </style:style>
    <style:style style:name="P11" style:family="paragraph" style:parent-style-name="Standard">
      <style:text-properties style:use-window-font-color="true" fo:font-size="11pt" style:font-size-asian="11pt" style:font-size-complex="11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c008" officeooo:paragraph-rsid="0029c008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29c008" officeooo:paragraph-rsid="0029c008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0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1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2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3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 style:list-style-name="L1">
      <style:text-properties officeooo:rsid="002e2995" officeooo:paragraph-rsid="002e2995"/>
    </style:style>
    <style:style style:name="P30" style:family="paragraph" style:parent-style-name="Table_20_Contents">
      <style:text-properties officeooo:paragraph-rsid="002e2995"/>
    </style:style>
    <style:style style:name="P31" style:family="paragraph" style:parent-style-name="Table_20_Contents">
      <style:paragraph-properties fo:text-align="end" style:justify-single-word="false"/>
      <style:text-properties officeooo:rsid="002e2f5d" officeooo:paragraph-rsid="002e2f5d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9c008" style:font-size-asian="9pt" style:font-weight-asian="normal" style:font-size-complex="9pt" style:font-weight-complex="normal"/>
    </style:style>
    <style:style style:name="T3" style:family="text">
      <style:text-properties officeooo:rsid="0029c008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officeooo:rsid="002e2995"/>
    </style:style>
    <style:style style:name="T7" style:family="text">
      <style:text-properties officeooo:rsid="002e2f5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2">Fait à <text:user-defined style:data-style-name="N0" text:name="PV - Lieu">Paris</text:user-defined>, le <text:user-defined style:data-style-name="N76" text:name="Date Livraison">15 avril 2019</text:user-defined></text:p>
      <text:p text:style-name="P13"/>
      <text:p text:style-name="Standard"/>
      <text:p text:style-name="P19">Objet : <text:user-defined style:data-style-name="N0" text:name="Projet - Libellé">oc-pizzas.com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200667418" text:style-name="L1">
              <text:list-item>
                <text:p text:style-name="P29">oc-pizzas</text:p>
              </text:list-item>
              <text:list-item>
                <text:p text:style-name="P24">…</text:p>
              </text:list-item>
            </text:list>
          </table:table-cell>
          <table:table-cell table:style-name="Tableau1.A2" office:value-type="string">
            <text:p text:style-name="Table_20_Contents">https://github.com/gil-x/oc-<text:span text:style-name="T6">pizzas</text:span></text:p>
          </table:table-cell>
          <table:table-cell table:style-name="Tableau1.A2" office:value-type="string">
            <text:p text:style-name="P4"/>
            <text:p text:style-name="P4"><text:span text:style-name="T6">1</text:span>.<text:span text:style-name="T6">0</text:span>.<text:span text:style-name="T6">4</text:span>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3328894216" text:style-name="L2">
              <text:list-item>
                <text:p text:style-name="P25"/>
              </text:list-item>
            </text:list>
          </table:table-cell>
          <table:table-cell table:style-name="Tableau1.A2" office:value-type="string">
            <text:p text:style-name="P30">https://<text:span text:style-name="T6">oc-pizzas</text:span>.com/<text:span text:style-name="T6">private/postgresql-scripts.zip</text:span></text:p>
          </table:table-cell>
          <table:table-cell table:style-name="Tableau1.A2" office:value-type="string">
            <text:p text:style-name="P31">1.0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2644008545" text:style-name="L3">
              <text:list-header>
                <text:p text:style-name="P26"/>
              </text:list-header>
            </text:list>
          </table:table-cell>
          <table:table-cell table:style-name="Tableau1.A2" office:value-type="string">
            <text:p text:style-name="Table_20_Contents">https://<text:span text:style-name="T6">oc-pizzas</text:span>.com/<text:span text:style-name="T6">private/notice.pdf</text:span></text:p>
          </table:table-cell>
          <table:table-cell table:style-name="Tableau1.A2" office:value-type="string">
            <text:p text:style-name="P4"><text:span text:style-name="T7">1</text:span>.<text:span text:style-name="T7">0.1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265483117" text:style-name="L4">
              <text:list-item>
                <text:p text:style-name="P27"/>
              </text:list-item>
            </text:list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448086472" text:style-name="L5">
              <text:list-item>
                <text:p text:style-name="P28"/>
              </text:list-item>
            </text:list>
          </table:table-cell>
        </table:table-row>
      </table:table>
      <text:p text:style-name="P1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5/04/2019</text:user-defined></text:p>
      <text:p text:style-name="Table_20_Contents"/>
      <text:p text:style-name="P23">Date de la réception : ________________________</text:p>
      <text:p text:style-name="P5"/>
      <text:p text:style-name="P18">La réception est prononcée :</text:p>
      <text:p text:style-name="P22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1">Fait à <text:tab/><text:tab/><text:tab/>Pour <text:user-defined style:data-style-name="N0" text:name="Client">OC Pizzas</text:user-defined></text:p>
      <text:p text:style-name="P20">Le <text:tab/><text:tab/><text:tab/><text:span text:style-name="T5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9ff07" officeooo:paragraph-rsid="0029ff07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c008" officeooo:paragraph-rsid="0029c008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29c008" officeooo:paragraph-rsid="0029c008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9c008" style:font-size-asian="9pt" style:font-weight-asian="normal" style:font-size-complex="9pt" style:font-weight-complex="normal"/>
    </style:style>
    <style:style style:name="MT3" style:family="text">
      <style:text-properties officeooo:rsid="0029c008"/>
    </style:style>
    <style:style style:name="MT4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42cm" svg:y="-0.75cm" svg:width="1.513cm" svg:height="1.513cm" draw:z-index="4"><draw:image xlink:href="Pictures/10000201000001670000016776B6FBA44E11C1D7.png" xlink:type="simple" xlink:show="embed" xlink:actuate="onLoad" loext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s</text:user-defined></text:p>
              <text:p text:style-name="MP4">1 bis rue de la mouette<text:line-break/>75001 Paris</text:p>
            </table:table-cell>
            <table:table-cell table:style-name="Tableau3.A2" office:value-type="string">
              <text:p text:style-name="MP3"><draw:frame draw:style-name="Mfr1" draw:name="Image1" text:anchor-type="paragraph" svg:x="4.517cm" svg:y="-2.748cm" svg:width="1.573cm" svg:height="1.589cm" draw:z-index="2"><draw:image xlink:href="Pictures/100002010000012C0000012FDC6409F3AEB50CF7.png" xlink:type="simple" xlink:show="embed" xlink:actuate="onLoad" loext:mime-type="image/png"/></draw:frame><text:user-defined style:data-style-name="N0" text:name="Projet - Libellé">oc-pizzas.com</text:user-defined></text:p>
              <text:p text:style-name="Addressee">Ref. Interne : <text:user-defined style:data-style-name="N0" text:name="Projet - Ref Int.">OCP009</text:user-defined></text:p>
              <text:p text:style-name="Addressee">Ref. Client : <text:user-defined style:data-style-name="N0" text:name="Projet - Ref Ext.">Z123456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Gino Ladowitch</text:p>
            </table:table-cell>
            <table:table-cell table:style-name="Tableau6.A1" office:value-type="string">
              <text:p text:style-name="MP7"><text:span text:style-name="MT1">&lt;AdresseEntreprise&gt; – </text:span><text:span text:style-name="MT2">06 60 48 06 54</text:span><text:span text:style-name="MT1"> – </text:span><text:span text:style-name="MT2">contact@gil-web.com</text:span></text:p>
            </table:table-cell>
          </table:table-row>
          <table:table-row table:style-name="Tableau6.2">
            <table:table-cell table:style-name="Tableau6.A1" office:value-type="string">
              <text:p text:style-name="MP8">https://gil-web.com</text:p>
            </table:table-cell>
            <table:table-cell table:style-name="Tableau6.A1" office:value-type="string">
              <text:p text:style-name="MP9"><text:span text:style-name="MT3">SCOPA</text:span> au capital <text:span text:style-name="MT3">variable</text:span> enregistrée au RCS de <text:span text:style-name="MT3">Paris – </text:span>SIREN 448 762 526<text:span text:style-name="MT4"> – </text:span>Code APE : <text:span text:style-name="MT3">7022Z</text:span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5H5M55S</meta:editing-duration>
    <meta:editing-cycles>61</meta:editing-cycles>
    <meta:generator>LibreOffice/5.4.6.2$Windows_X86_64 LibreOffice_project/4014ce260a04f1026ba855d3b8d91541c224eab8</meta:generator>
    <meta:initial-creator>Loïc GUIBERT</meta:initial-creator>
    <dc:date>2018-12-01T20:55:06.249000000</dc:date>
    <dc:subject>Livraison finale</dc:subject>
    <dc:title>Procés verbal de livraison</dc:title>
    <meta:document-statistic meta:table-count="6" meta:image-count="2" meta:object-count="0" meta:page-count="2" meta:paragraph-count="45" meta:word-count="162" meta:character-count="1032" meta:non-whitespace-character-count="904"/>
    <meta:user-defined meta:name="Client">OC Pizzas</meta:user-defined>
    <meta:user-defined meta:name="Date Livraison" meta:value-type="date">2019-04-15</meta:user-defined>
    <meta:user-defined meta:name="PV - Lieu">Paris</meta:user-defined>
    <meta:user-defined meta:name="Projet - Libellé">oc-pizzas.com</meta:user-defined>
    <meta:user-defined meta:name="Projet - Ref Ext." meta:value-type="string">Z123456</meta:user-defined>
    <meta:user-defined meta:name="Projet - Ref Int." meta:value-type="string">OCP009</meta:user-defined>
    <meta:template xlink:type="simple" xlink:actuate="onRequest" xlink:title="openrun-pv-livraison" xlink:href="../../../../../../../gestion/modeles/openrun-pv-livraison.ott" meta:date="2014-04-01T09:11:41"/>
  </office:meta>
</office:document-meta>
</file>